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kument zawiera analize obiektową gry.</text:p>
      <text:p text:style-name="P2"/>
      <text:p text:style-name="P1">Klasa Bohater :</text:p>
      <text:p text:style-name="P1"/>
      <text:p text:style-name="P3">Jest to reprezentacja postaci poruszającej się po labiryncie. Zawiera podstawowe informacje o stanie bohatera.</text:p>
      <text:p text:style-name="P4">Metody:</text:p>
      <text:p text:style-name="P3">Wypisz : przygotowuje dane do zapisania stanu gry.</text:p>
      <text:p text:style-name="P3">Wygrana : zwieksza szanse na wygranie potyczki.</text:p>
      <text:p text:style-name="P3">Obrażenia : zmniejsza życie bohatera.</text:p>
      <text:p text:style-name="P3">Umieść : umieszcza przedmiot w plecaku, jesli nie można zwraca -1.</text:p>
      <text:p text:style-name="P3">Unuń : usuwa przedmiot z danego miejsca w plecaku.</text:p>
      <text:p text:style-name="P3"/>
      <text:p text:style-name="P3">Klasa Obiekt :</text:p>
      <text:p text:style-name="P3"/>
      <text:p text:style-name="P3">Jest to klasa nadrzędna reprezentująca obiekty występujące w labiryncie.</text:p>
      <text:p text:style-name="P3"/>
      <text:p text:style-name="P3">Klasa Wrog :</text:p>
      <text:p text:style-name="P3"/>
      <text:p text:style-name="P3">Reprezentuje wrogów, którzy mogą pojawićsię w labiryncie. Pole mod reprezentuje siłę przeciwnika.</text:p>
      <text:p text:style-name="P3"/>
      <text:p text:style-name="P3">Klasa Zlodziej :</text:p>
      <text:p text:style-name="P3"/>
      <text:p text:style-name="P3">Reprezentuje złodzieja.</text:p>
      <text:p text:style-name="P3"/>
      <text:p text:style-name="P3">Klasa Handlowe :</text:p>
      <text:p text:style-name="P3"/>
      <text:p text:style-name="P3">Klasa nadrzędna zbierająca przedmioty, które można kupić lub sprzedać.</text:p>
      <text:p text:style-name="P3"/>
      <text:p text:style-name="P3">Klasa Drzwi :</text:p>
      <text:p text:style-name="P3"/>
      <text:p text:style-name="P3">Reprezentuje drzwi, które mogą pojawić się w labiryncie.</text:p>
      <text:p text:style-name="P3"/>
      <text:p text:style-name="P3">Klasa Klucz:</text:p>
      <text:p text:style-name="P3"/>
      <text:p text:style-name="P3">Reprezentuje klucz jednorazowego użytku, mogacy otworzy dowolne drzwi.</text:p>
      <text:p text:style-name="P3"/>
      <text:p text:style-name="P3">Klasa Spozywcze:</text:p>
      <text:p text:style-name="P3"/>
      <text:p text:style-name="P3">Reprezentuje grupę przedmiotów spożywczych.</text:p>
      <text:p text:style-name="P3"/>
      <text:p text:style-name="P3"/>
      <text:p text:style-name="P3"/>
      <text:p text:style-name="P3"><text:soft-page-break/>Klasa Bron:</text:p>
      <text:p text:style-name="P3"/>
      <text:p text:style-name="P3">Reprezentuje broń, z której może korzystać bohater.</text:p>
      <text:p text:style-name="P3"/>
      <text:p text:style-name="P3">Klasa Noz:</text:p>
      <text:p text:style-name="P3"/>
      <text:p text:style-name="P3">Opisuje noz wraz z jego modyfikatorem siły.</text:p>
      <text:p text:style-name="P3"/>
      <text:p text:style-name="P3">Klasa Pistolet:</text:p>
      <text:p text:style-name="P3"/>
      <text:p text:style-name="P3">Przedstawia pistolet, którego można użyć jeśli w plecaku znajdują się pociski.</text:p>
      <text:p text:style-name="P3"/>
      <text:p text:style-name="P3">Klasa Pocisk:</text:p>
      <text:p text:style-name="P3"/>
      <text:p text:style-name="P3">Przedstawia pocisk do pistoletu.</text:p>
      <text:p text:style-name="P3"/>
      <text:p text:style-name="P3">Klasa Skarb:</text:p>
      <text:p text:style-name="P3"/>
      <text:p text:style-name="P3">Przedstawia skarby, które można znaleźć w labiryncie.</text:p>
      <text:p text:style-name="P3"/>
      <text:p text:style-name="P3">Klasa Labirynt:</text:p>
      <text:p text:style-name="P3"/>
      <text:p text:style-name="P3">Przedstawia labirynt po którym porusza się bohater. Każdy pokój zawiera 2 przedmioty. Ostani pokój jest wyjściem z labiryntu.</text:p>
      <text:p text:style-name="P3"/>
      <text:p text:style-name="P4">Metody:</text:p>
      <text:p text:style-name="P3">Wypisz: wypisuje zawartość pokoi w labiryncie.</text:p>
      <text:p text:style-name="P3">Tworz: tworzy labirynt o podanej wielkości.</text:p>
      <text:p text:style-name="P3"/>
      <text:p text:style-name="P3">Klasa Gra:</text:p>
      <text:p text:style-name="P3"/>
      <text:p text:style-name="P3">Jest to głowna klasa odpowiedzialna za rozgrywkę. Przy inicjalizacji wybieramy czy chcemy wczytać zapis gry bądź rozpocząć nową gre. Metoda włącz przechodzi do rozgrywki. Celem gry jest dojście do ostatniego pokoju (lub śmieć bohatera). Po zakończeniu rozgrywki ilość punktów odpowiada wartości przedmiotów w plecaku. Po podliczeniu punktów istnieje możliwość zapisania stanu gry.</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12S</meta:editing-duration>
    <meta:editing-cycles>3</meta:editing-cycles>
    <meta:generator>OpenOffice/4.1.2$Win32 OpenOffice.org_project/412m3$Build-9782</meta:generator>
    <dc:date>2017-06-04T07:42:25.12</dc:date>
    <meta:document-statistic meta:table-count="0" meta:image-count="0" meta:object-count="0" meta:page-count="2" meta:paragraph-count="40" meta:word-count="267" meta:character-count="1895"/>
    <meta:user-defined meta:name="Info 1"/>
    <meta:user-defined meta:name="Info 2"/>
    <meta:user-defined meta:name="Info 3"/>
    <meta:user-defined meta:name="Info 4"/>
  </office:meta>
</office:document-meta>
</file>